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hyphenation-ladder-count="no-limit" fo:background-color="transparent" style:shadow="none">
        <style:background-image/>
      </style:paragraph-properties>
      <style:text-properties fo:font-size="14pt" style:font-size-asian="14pt" style:font-size-complex="14pt" fo:hyphenate="true" fo:hyphenation-remain-char-count="2" fo:hyphenation-push-char-count="2"/>
    </style:style>
    <style:style style:name="P2" style:family="paragraph" style:parent-style-name="Standard">
      <style:paragraph-properties fo:text-align="justify" style:justify-single-word="false" fo:hyphenation-ladder-count="no-limit" fo:background-color="transparent" style:shadow="none">
        <style:background-image/>
      </style:paragraph-properties>
      <style:text-properties fo:font-size="14pt" style:font-size-asian="14pt" style:font-size-complex="14pt" fo:hyphenate="true" fo:hyphenation-remain-char-count="2" fo:hyphenation-push-char-count="2"/>
    </style:style>
    <style:style style:name="P3" style:family="paragraph" style:parent-style-name="Standard" style:master-page-name="">
      <style:paragraph-properties fo:text-align="center" style:justify-single-word="false" fo:hyphenation-ladder-count="no-limit" style:page-number="auto" fo:background-color="transparent" style:shadow="none">
        <style:background-image/>
      </style:paragraph-properties>
      <style:text-properties fo:font-size="14pt" fo:language="ru" fo:country="RU" style:font-size-asian="14pt" style:font-size-complex="14pt" fo:hyphenate="true" fo:hyphenation-remain-char-count="2" fo:hyphenation-push-char-count="2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БИБЛИОГРАФИЧЕСКИЙ СПИСОК</text:p>
      <text:p text:style-name="P1"><text:tab/>1. Компьютерные технологии в науке и образовании: методические указания к практическим занятиям / сост. В. Н. Арефьев. - Ульяновск : УлГТУ 2001. - 42 с.</text:p>
      <text:p text:style-name="P1"><text:tab/>2. Костромин, В. А. <text:span text:style-name="T1">OpenOffice.org – </text:span><text:span text:style-name="T2">открытый офис для </text:span><text:span text:style-name="T1">Linux </text:span><text:span text:style-name="T2">и</text:span><text:span text:style-name="T1"> Windows. </text:span><text:span text:style-name="T2">- Спб. : БХВ-Петербург, 2005. - 272 с.</text:span></text:p>
      <text:p text:style-name="P1"><text:tab/>3. Основы современных компьютерных технологий : учебное пособие / Под ред. проф. Хомоненко А. Д. - Спб. : КОРОНА принт, 2002. - 448 с.</text:p>
      <text:p text:style-name="P1"><text:tab/>4. <text:span text:style-name="T1">OpenOffice. Org </text:span><text:span text:style-name="T2">для профессионала: [пер. с англ. / коллектив авторов ; лит. Обработка текста А. Е. Харламенков]. - 2-е изд., испр. И доп. - М. : ДМК Пресс, 2008. - 425 с.</text:span></text:p>
      <text:p text:style-name="P1"><text:tab/>5. Офисные технологии : методические указания к практическим занятиям / сост. В. Н. Арефьев. - Ульяновск : УлГТУ, 2007 - 38 с.</text:p>
      <text:p text:style-name="P1"><text:tab/>6. Пакеты программ офисного назначения : учеб. Пособие / С. В. Назаров и др. - М. : Финансы и статистика, 1997. - 319 с.</text:p>
      <text:p text:style-name="P1"><text:tab/>7. Питоньяк, Эндрю. <text:span text:style-name="T1">OpenOffice. Org pro. </text:span><text:span text:style-name="T2">Автоматизация работы / Э. Питоньяк, А. Н. Заимских ; перевод А. Н. Заимских. - М. : ДМК Пресс, 2009. - 493 с.</text:span></text:p>
      <text:p text:style-name="P1"><text:tab/>8. Руководство пользователя <text:span text:style-name="T1">OpenOffice.org 2+ CD / </text:span><text:span text:style-name="T2">Пер. Д. Чернова, А. Еременко А.и др. - Изд-во </text:span><text:span text:style-name="T1">BHV, </text:span><text:span text:style-name="T2">2007. -320 с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meta:creation-date>2020-09-04T08:17:42.07</meta:creation-date>
    <dc:date>2020-09-04T09:57:06.11</dc:date>
    <meta:editing-cycles>2</meta:editing-cycles>
    <meta:editing-duration>PT36M34S</meta:editing-duration>
    <meta:document-statistic meta:table-count="0" meta:image-count="0" meta:object-count="0" meta:page-count="1" meta:paragraph-count="9" meta:word-count="198" meta:character-count="1112"/>
  </office:meta>
</office:document-meta>
</file>